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808080" draw:fill-color="#ffffa6" draw:textarea-horizontal-align="justify" draw:textarea-vertical-align="middle" draw:auto-grow-height="false" fo:min-height="10.227cm" fo:min-width="7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solid" svg:stroke-color="#808080" draw:fill-color="#afd095" draw:textarea-horizontal-align="justify" draw:textarea-vertical-align="middle" draw:auto-grow-height="false" fo:min-height="10.227cm" fo:min-width="7.008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903cm" fo:min-width="2.32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06cm" fo:min-width="4.333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69cm" fo:min-width="5.181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68cm" fo:min-width="1.688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28cm" svg:stroke-color="#000000" draw:marker-start-width="0.242cm" draw:marker-end="Arrowheads_20_3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51cm" svg:stroke-color="#000000" draw:marker-start-width="0.279cm" draw:marker-end="Arrowheads_20_5" draw:marker-end-width="0.279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000000" draw:marker-start-width="0.279cm" draw:marker-end="Arrowheads_20_6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0000" draw:marker-start-width="0.279cm" draw:marker-end="Arrowheads_20_4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ffffa6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afd09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DejaVu Sans Mono"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DejaVu Sans Mono"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08cm" svg:height="10.477cm" svg:x="12.507cm" svg:y="9.1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97cm" svg:height="0.962cm" svg:x="14.052cm" svg:y="9.431cm">
          <draw:text-box>
            <text:p>STORAGE</text:p>
          </draw:text-box>
        </draw:frame>
        <draw:custom-shape draw:style-name="gr3" draw:text-style-name="P3" draw:layer="layout" svg:width="7.508cm" svg:height="10.477cm" svg:x="3.652cm" svg:y="9.15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95cm" svg:height="0.962cm" svg:x="4.052cm" svg:y="9.531cm">
          <draw:text-box>
            <text:p>COMPUTING NODE</text:p>
          </draw:text-box>
        </draw:frame>
        <draw:custom-shape draw:style-name="gr4" draw:text-style-name="P4" draw:layer="layout" svg:width="2.857cm" svg:height="2.187cm" svg:x="4.175cm" svg:y="10.5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67cm" svg:height="0.89cm" svg:x="5.975cm" svg:y="16.6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15cm" svg:height="0.953cm" svg:x="12.747cm" svg:y="15.2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22cm" svg:height="0.952cm" svg:x="7.675cm" svg:y="11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22cm" svg:height="0.952cm" svg:x="17.175cm" svg:y="10.5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.518cm" svg:height="0.747cm" svg:x="17.489cm" svg:y="10.685cm">
          <draw:text-box>
            <text:p><text:span text:style-name="T1">/tmp</text:span></text:p>
          </draw:text-box>
        </draw:frame>
        <draw:frame draw:style-name="gr2" draw:text-style-name="P5" draw:layer="layout" svg:width="3.296cm" svg:height="0.747cm" svg:x="12.81cm" svg:y="15.397cm">
          <draw:text-box>
            <text:p><text:span text:style-name="T1">user’s home</text:span></text:p>
          </draw:text-box>
        </draw:frame>
        <draw:frame draw:style-name="gr2" draw:text-style-name="P5" draw:layer="layout" svg:width="4.82cm" svg:height="0.747cm" svg:x="5.889cm" svg:y="16.787cm">
          <draw:text-box>
            <text:p><text:span text:style-name="T1">user’s scratchdir</text:span></text:p>
          </draw:text-box>
        </draw:frame>
        <draw:frame draw:style-name="gr2" draw:text-style-name="P5" draw:layer="layout" svg:width="1.518cm" svg:height="0.747cm" svg:x="7.989cm" svg:y="11.388cm">
          <draw:text-box>
            <text:p><text:span text:style-name="T1">/tmp</text:span></text:p>
          </draw:text-box>
        </draw:frame>
        <draw:frame draw:style-name="gr2" draw:text-style-name="P5" draw:layer="layout" svg:width="3.042cm" svg:height="1.739cm" svg:x="4.189cm" svg:y="10.789cm">
          <draw:text-box>
            <text:p><text:span text:style-name="T1">/var/spool</text:span></text:p>
            <text:p><text:span text:style-name="T1">.OU, .ER</text:span></text:p>
            <text:p><text:span text:style-name="T1">files</text:span></text:p>
          </draw:text-box>
        </draw:frame>
        <draw:line draw:style-name="gr8" draw:text-style-name="P4" draw:layer="layout" svg:x1="6.397cm" svg:y1="20.367cm" svg:x2="7.285cm" svg:y2="17.827cm">
          <text:p/>
        </draw:line>
        <draw:frame draw:style-name="gr2" draw:text-style-name="P6" draw:layer="layout" svg:width="4.672cm" svg:height="0.806cm" svg:x="4.092cm" svg:y="20.485cm">
          <draw:text-box>
            <text:p><text:span text:style-name="T2">Limits kept </text:span><text:span text:style-name="T2">by PBS</text:span></text:p>
          </draw:text-box>
        </draw:frame>
        <draw:frame draw:style-name="gr2" draw:text-style-name="P6" draw:layer="layout" svg:width="6.463cm" svg:height="1.916cm" svg:x="11.992cm" svg:y="20.185cm">
          <draw:text-box>
            <text:p><text:span text:style-name="T2">Limits kept by OS tools</text:span></text:p>
            <text:p><text:span text:style-name="T2">(“exhausted storage quota”</text:span></text:p>
            <text:p><text:span text:style-name="T2">message)</text:span></text:p>
          </draw:text-box>
        </draw:frame>
        <draw:line draw:style-name="gr8" draw:text-style-name="P4" draw:layer="layout" svg:x1="13.382cm" svg:y1="20.05cm" svg:x2="13.903cm" svg:y2="16.334cm">
          <text:p/>
        </draw:line>
        <draw:path draw:style-name="gr9" draw:text-style-name="P4" draw:layer="layout" svg:width="4.236cm" svg:height="3.391cm" draw:transform="skewX (0.528136631653484) rotate (-0.587477826221291) translate (10.2070000667517cm 7.66699996732755cm)" svg:viewBox="0 0 4237 3392" svg:d="M0 0c3431-1 4237 3392 4237 3392">
          <text:p/>
        </draw:path>
        <draw:path draw:style-name="gr10" draw:text-style-name="P4" draw:layer="layout" svg:width="3.987cm" svg:height="3.162cm" draw:transform="skewX (0.239633706298821) rotate (-1.26623637232189) translate (15.4611723510858cm 7.45574650554534cm)" svg:viewBox="0 0 3988 3163" svg:d="M0 3163c3296 0 3988-3163 3988-3163">
          <text:p/>
        </draw:path>
        <draw:path draw:style-name="gr11" draw:text-style-name="P4" draw:layer="layout" svg:width="4.732cm" svg:height="2.271cm" draw:transform="skewX (-0.0766199541625511) rotate (-2.55917628219929) translate (7.79214499204869cm 9.46820521279135cm)" svg:viewBox="0 0 4733 2272" svg:d="M0 2272c5323-1 4712-2272 4712-2272">
          <text:p/>
        </draw:path>
        <draw:frame draw:style-name="gr2" draw:text-style-name="P6" draw:layer="layout" svg:width="16.246cm" svg:height="1.361cm" svg:x="2.993cm" svg:y="6.285cm">
          <draw:text-box>
            <text:p><text:span text:style-name="T2">These system directories are writable. Limits of disc space/user are set.</text:span></text:p>
            <text:p><text:span text:style-name="T2">If exceeded, “exhausted filesystem quota” message follows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7T12:57:46.094776503</meta:creation-date>
    <dc:date>2022-12-07T14:35:54.258727638</dc:date>
    <meta:editing-duration>PT37M24S</meta:editing-duration>
    <meta:editing-cycles>4</meta:editing-cycles>
    <meta:generator>LibreOffice/7.3.6.2$Linux_X86_64 LibreOffice_project/30$Build-2</meta:generator>
    <meta:document-statistic meta:object-count="22"/>
  </office:meta>
</office:document-meta>
</file>